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>💰 Plan Integral de Monetización de Resi</text:h>
      <text:h text:style-name="Heading_20_2" text:outline-level="2"/>
      <text:h text:style-name="Heading_20_2" text:outline-level="2">🔹 A. Monetización Directa con Usuarios</text:h>
      <text:list text:style-name="L1">
        <text:list-item>
          <text:p text:style-name="P1"><text:span text:style-name="Strong_20_Emphasis">Marketplace Resiliente</text:span></text:p>
          <text:list>
            <text:list-item>
              <text:p text:style-name="P1">Productores locales, huertas, energías renovables, alimentos sustentables.</text:p>
            </text:list-item>
            <text:list-item>
              <text:p text:style-name="P1">Comisión por venta (5–15%).</text:p>
            </text:list-item>
            <text:list-item>
              <text:p text:style-name="P1">Modelo: tipo “Mercado Libre social” pero curado.</text:p>
            </text:list-item>
          </text:list>
        </text:list-item>
        <text:list-item>
          <text:p text:style-name="P1"><text:span text:style-name="Strong_20_Emphasis">Gamificación con micro-pagos</text:span></text:p>
          <text:list>
            <text:list-item>
              <text:p text:style-name="P1">Monedas resilientes → se ganan gratis, pero se pueden comprar para avanzar o desbloquear logros.</text:p>
            </text:list-item>
            <text:list-item>
              <text:p text:style-name="P1">Genera ingresos discretos y se percibe como entretenimiento.</text:p>
            </text:list-item>
          </text:list>
        </text:list-item>
        <text:list-item>
          <text:p text:style-name="P1"><text:span text:style-name="Strong_20_Emphasis">Kits físicos (huerta, finanzas, alimentación)</text:span></text:p>
          <text:list>
            <text:list-item>
              <text:p text:style-name="P1">Venta de packs listos: semillas, herramientas básicas, menú saludable armado.</text:p>
            </text:list-item>
            <text:list-item>
              <text:p text:style-name="P1">Precio medio: USD 25.</text:p>
            </text:list-item>
          </text:list>
        </text:list-item>
        <text:list-item>
          <text:p text:style-name="P1"><text:span text:style-name="Strong_20_Emphasis">Microseguros Resi</text:span></text:p>
          <text:list>
            <text:list-item>
              <text:p text:style-name="P1">Bicicletas, huertas, herramientas, mini-seguros familiares.</text:p>
            </text:list-item>
            <text:list-item>
              <text:p text:style-name="P1">Comisión del 10–20% sobre la prima.</text:p>
            </text:list-item>
          </text:list>
        </text:list-item>
        <text:list-item>
          <text:p text:style-name="P1"><text:span text:style-name="Strong_20_Emphasis">Mediación con IA</text:span></text:p>
          <text:list>
            <text:list-item>
              <text:p text:style-name="P1">Sesiones Resi para resolver conflictos financieros o familiares.</text:p>
            </text:list-item>
            <text:list-item>
              <text:p text:style-name="P1">Pago por sesión, estilo consultoría express.</text:p>
            </text:list-item>
          </text:list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🔹 B. Monetización Indirecta vía Instituciones</text:h>
      <text:list text:style-name="L2">
        <text:list-item>
          <text:p text:style-name="P2"><text:span text:style-name="Strong_20_Emphasis">White-label &amp; API</text:span></text:p>
          <text:list>
            <text:list-item>
              <text:p text:style-name="P2">Municipios, ONGs, mutuales y bancos pequeños pagan por usar Resi como “su” asistente financiero comunitario.</text:p>
            </text:list-item>
            <text:list-item>
              <text:p text:style-name="P2">Ticket medio: USD 500/mes por institución.</text:p>
            </text:list-item>
          </text:list>
        </text:list-item>
        <text:list-item>
          <text:p text:style-name="P2"><text:span text:style-name="Strong_20_Emphasis">Licencias Educativas</text:span></text:p>
          <text:list>
            <text:list-item>
              <text:p text:style-name="P2">Integración en colegios, universidades y programas de formación.</text:p>
            </text:list-item>
            <text:list-item>
              <text:p text:style-name="P2">Pagos anuales por licencia institucional.</text:p>
            </text:list-item>
          </text:list>
        </text:list-item>
        <text:list-item>
          <text:p text:style-name="P2"><text:span text:style-name="Strong_20_Emphasis">Patrocinios selectivos</text:span></text:p>
          <text:list>
            <text:list-item>
              <text:p text:style-name="P2">Cada módulo puede estar auspiciado (ej: “Educación Financiera patrocinada por Fundación X”).</text:p>
            </text:list-item>
            <text:list-item>
              <text:p text:style-name="P2">No es invasivo, pero da caja estable.</text:p>
            </text:list-item>
          </text:list>
        </text:list-item>
      </text:list>
      <text:p text:style-name="Horizontal_20_Line"/>
      <text:h text:style-name="Heading_20_2" text:outline-level="2">🔹 C. Monetización a través de Datos e Insights</text:h>
      <text:list text:style-name="L3">
        <text:list-item>
          <text:p text:style-name="P3"><text:span text:style-name="Strong_20_Emphasis">ResiScore (Índice de Resiliencia)</text:span></text:p>
          <text:list>
            <text:list-item>
              <text:p text:style-name="P3">Puntaje que mide hábitos financieros, alimenticios y de planificación.</text:p>
            </text:list-item>
            <text:list-item>
              <text:p text:style-name="P3">Usuarios lo ven como motivación → Instituciones lo compran como métrica.</text:p>
            </text:list-item>
          </text:list>
        </text:list-item>
        <text:list-item>
          <text:p text:style-name="P3"><text:span text:style-name="Strong_20_Emphasis">Reportes Agregados</text:span></text:p>
          <text:list>
            <text:list-item>
              <text:p text:style-name="P3">Estadísticas anonimizadas vendidas a bancos, ONGs, aseguradoras, gobiernos.</text:p>
            </text:list-item>
            <text:list-item>
              <text:p text:style-name="P3">Ejemplo: “El 60% de usuarios de Resi en Mendoza busca vivienda propia”.</text:p>
            </text:list-item>
          </text:list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🔹 D. Monetización Futurista y Escalable</text:h>
      <text:list text:style-name="L4">
        <text:list-item>
          <text:p text:style-name="P4"><text:span text:style-name="Strong_20_Emphasis">Educación Financiera Avanzada</text:span></text:p>
          <text:list>
            <text:list-item>
              <text:p text:style-name="P4">Cursos digitales con certificado.</text:p>
            </text:list-item>
            <text:list-item>
              <text:p text:style-name="P4">Gamificación de la formación (niveles, insignias, logros).</text:p>
            </text:list-item>
          </text:list>
        </text:list-item>
        <text:list-item>
          <text:p text:style-name="P4"><text:span text:style-name="Strong_20_Emphasis">Módulo Energías Renovables</text:span></text:p>
          <text:list>
            <text:list-item>
              <text:p text:style-name="P4">Recomendaciones de kits solares, huertas hidropónicas, eficiencia energética.</text:p>
            </text:list-item>
            <text:list-item>
              <text:p text:style-name="P4">Monetización vía afiliados y venta de kits.</text:p>
            </text:list-item>
          </text:list>
        </text:list-item>
        <text:list-item>
          <text:p text:style-name="P4"><text:span text:style-name="Strong_20_Emphasis">Comunidad Premium “Resilientes Avanzados”</text:span></text:p>
          <text:list>
            <text:list-item>
              <text:p text:style-name="P4">Networking, acceso a mentores, foros privados.</text:p>
            </text:list-item>
            <text:list-item>
              <text:p text:style-name="P4">Modelo tipo club exclusivo (cuota baja mensual).</text:p>
            </text:list-item>
          </text:list>
        </text:list-item>
      </text:list>
      <text:p text:style-name="Horizontal_20_Line"/>
      <text:h text:style-name="Heading_20_1" text:outline-level="1">📊 Resumen de Potenciales Ingresos (estimado anual)</text:h>
      <text:list text:style-name="L5">
        <text:list-item>
          <text:p text:style-name="P5"><text:span text:style-name="Strong_20_Emphasis">Instituciones (licencias, white-label, patrocinios):</text:span> ~ USD 60.000</text:p>
        </text:list-item>
        <text:list-item>
          <text:p text:style-name="P5"><text:span text:style-name="Strong_20_Emphasis">Usuarios (kits, microseguros, gamificación, mediación):</text:span> ~ USD 40.000</text:p>
        </text:list-item>
        <text:list-item>
          <text:p text:style-name="P5"><text:span text:style-name="Strong_20_Emphasis">Datos / Score (reportes B2B):</text:span> ~ USD 30.000</text:p>
        </text:list-item>
        <text:list-item>
          <text:p text:style-name="P5"><text:span text:style-name="Strong_20_Emphasis">Módulos avanzados (educación, renovables, comunidad):</text:span> ~ USD 20.000</text:p>
        </text:list-item>
      </text:list>
      <text:p text:style-name="Text_20_body">👉 <text:span text:style-name="Strong_20_Emphasis">Total potencial:</text:span> ~ <text:span text:style-name="Strong_20_Emphasis">USD 150.000 / año</text:span> con una base de apenas 5.000 usuarios activos + 10 instituciones aliadas.</text:p>
      <text:p text:style-name="Horizontal_20_Line"/>
      <text:p text:style-name="Text_20_body">⚡ En síntesis:</text:p>
      <text:list text:style-name="L6">
        <text:list-item>
          <text:p text:style-name="P6">Los <text:span text:style-name="Strong_20_Emphasis">usuarios sienten todo gratis y lúdico</text:span>, pero generan ingresos con kits, seguros y micro-pagos.</text:p>
        </text:list-item>
        <text:list-item>
          <text:p text:style-name="P6">Las <text:span text:style-name="Strong_20_Emphasis">instituciones sostienen el proyecto</text:span> con licencias y white-label.</text:p>
        </text:list-item>
        <text:list-item>
          <text:p text:style-name="P6">Los <text:span text:style-name="Strong_20_Emphasis">datos y el ResiScore</text:span> son tu carta fuerte para B2B.</text:p>
        </text:list-item>
        <text:list-item>
          <text:p text:style-name="P6">Los <text:span text:style-name="Strong_20_Emphasis">módulos futuros</text:span> agregan nuevas líneas de ingresos escalab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1:08:45.411075600</meta:creation-date>
    <meta:print-date>2025-09-09T21:09:25.109796000</meta:print-date>
    <meta:printed-by>Archivos PDF</meta:printed-by>
    <dc:date>2025-09-09T21:09:27.802726700</dc:date>
    <meta:editing-duration>PT2S</meta:editing-duration>
    <meta:editing-cycles>1</meta:editing-cycles>
    <meta:document-statistic meta:table-count="0" meta:image-count="0" meta:object-count="0" meta:page-count="3" meta:paragraph-count="56" meta:word-count="439" meta:character-count="2885" meta:non-whitespace-character-count="2552"/>
    <meta:generator>LibreOffice/25.2.5.2$Windows_X86_64 LibreOffice_project/03d19516eb2e1dd5d4ccd751a0d6f35f35e08022</meta:generator>
  </office:meta>
</office:document-meta>
</file>